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F4000002F0BF5B3A5EB15EF21B.jpg" manifest:media-type="image/jpe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Times New Roman1" svg:font-family="'Times New Roman'"/>
    <style:font-face style:name="Liberation Sans" svg:font-family="'Liberation Sans'" style:font-pitch="variable"/>
    <style:font-face style:name="Lucida Sans" svg:font-family="'Lucida Sans'" style:font-pitch="variable"/>
    <style:font-face style:name="Microsoft YaHei" svg:font-family="'Microsoft YaHei'" style:font-pitch="variable"/>
    <style:font-face style:name="Times New Roman" svg:font-family="'Times New Roman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1" svg:font-family="'Lucida Sans'" style:font-family-generic="system" style:font-pitch="variable"/>
    <style:font-face style:name="Microsoft YaHei1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bitmap" draw:fill-image-name="Bitmap_5f_0" style:repeat="stretch" draw:fill-image-ref-point="top-left" draw:shadow="hidden"/>
    </style:style>
    <style:style style:name="gr2" style:family="graphic" style:parent-style-name="standard">
      <style:graphic-properties draw:stroke="none" draw:fill="none" fo:min-height="0.898cm" fo:min-width="2.54cm" fo:padding-top="0.102cm" fo:padding-bottom="0.102cm" fo:padding-left="0.102cm" fo:padding-right="0.102cm"/>
      <style:paragraph-properties style:writing-mode="lr-tb"/>
    </style:style>
    <style:style style:name="gr3" style:family="graphic" style:parent-style-name="standard">
      <style:graphic-properties draw:stroke="none" draw:fill="none" fo:min-height="16.052cm" fo:min-width="2.54cm" fo:padding-top="0.102cm" fo:padding-bottom="0.102cm" fo:padding-left="0.102cm" fo:padding-right="0.102cm"/>
      <style:paragraph-properties style:writing-mode="lr-tb"/>
    </style:style>
    <style:style style:name="gr4" style:family="graphic" style:parent-style-name="standard">
      <style:graphic-properties draw:stroke="none" draw:fill="none" fo:min-height="12.605cm" fo:min-width="2.54cm" fo:padding-top="0.102cm" fo:padding-bottom="0.102cm" fo:padding-left="0.102cm" fo:padding-right="0.102cm"/>
      <style:paragraph-properties style:writing-mode="lr-tb"/>
    </style:style>
    <style:style style:name="gr5" style:family="graphic" style:parent-style-name="standard">
      <style:graphic-properties draw:stroke="solid" svg:stroke-width="0.026cm" svg:stroke-color="#000000" draw:fill="none" fo:padding-top="0.138cm" fo:padding-bottom="0.138cm" fo:padding-left="0.263cm" fo:padding-right="0.263cm" draw:shadow="hidden"/>
    </style:style>
    <style:style style:name="gr6" style:family="graphic" style:parent-style-name="standard">
      <style:graphic-properties draw:stroke="none" draw:fill="none" fo:min-height="6.687cm" fo:min-width="2.54cm" fo:padding-top="0.102cm" fo:padding-bottom="0.102cm" fo:padding-left="0.102cm" fo:padding-right="0.102cm"/>
      <style:paragraph-properties style:writing-mode="lr-tb"/>
    </style:style>
    <style:style style:name="P1" style:family="paragraph">
      <loext:graphic-properties draw:fill="bitmap" draw:fill-image-name="Bitmap_5f_0" style:repeat="stretch" draw:fill-image-ref-point="top-left"/>
    </style:style>
    <style:style style:name="P2" style:family="paragraph">
      <style:paragraph-properties fo:text-align="center"/>
    </style:style>
    <style:style style:name="P3" style:family="paragraph">
      <loext:graphic-properties draw:fill="none"/>
    </style:style>
    <style:style style:name="P4" style:family="paragraph">
      <style:paragraph-properties fo:margin-left="0.635cm" fo:margin-right="0cm" fo:line-height="175%" fo:text-align="start" fo:text-indent="-0.635cm"/>
    </style:style>
    <style:style style:name="P5" style:family="paragraph">
      <style:paragraph-properties fo:text-align="end"/>
    </style:style>
    <style:style style:name="P6" style:family="paragraph">
      <style:paragraph-properties fo:text-align="start"/>
    </style:style>
    <style:style style:name="P7" style:family="paragraph">
      <style:paragraph-properties fo:margin-left="2.54cm" fo:margin-right="0cm" fo:text-align="start" fo:text-indent="1.27cm"/>
    </style:style>
    <style:style style:name="T1" style:family="text">
      <style:text-properties fo:color="#000000" loext:opacity="100%" style:font-name="Times New Roman1" fo:font-size="22pt" fo:language="en" fo:country="US" fo:font-weight="bold" style:font-name-asian="Times New Roman1" style:font-size-asian="22pt" style:font-weight-asian="bold" style:font-name-complex="Times New Roman1" style:font-size-complex="22pt" style:font-weight-complex="bold"/>
    </style:style>
    <style:style style:name="T2" style:family="text">
      <style:text-properties fo:color="#000000" loext:opacity="100%" style:font-name="Times New Roman1" fo:font-size="10pt" fo:language="en" fo:country="US" style:font-name-asian="Times New Roman1" style:font-size-asian="10pt" style:font-name-complex="Times New Roman1" style:font-size-complex="10pt"/>
    </style:style>
    <style:style style:name="T3" style:family="text">
      <style:text-properties fo:color="#000000" loext:opacity="100%" style:font-name="Times New Roman1" fo:font-size="10pt" fo:language="en" fo:country="US" fo:font-style="italic" style:font-name-asian="Times New Roman1" style:font-size-asian="10pt" style:font-style-asian="italic" style:font-name-complex="Times New Roman1" style:font-size-complex="10pt" style:font-style-complex="italic"/>
    </style:style>
    <style:style style:name="T4" style:family="text">
      <style:text-properties fo:color="#000000" loext:opacity="100%" style:font-name="Times New Roman1" fo:font-size="12pt" fo:language="en" fo:country="US" style:font-name-asian="Times New Roman1" style:font-size-asian="12pt" style:font-name-complex="Times New Roman1" style:font-size-complex="12pt"/>
    </style:style>
    <style:style style:name="T5" style:family="text">
      <style:text-properties fo:color="#000000" loext:opacity="100%" style:font-name="Times New Roman1" fo:font-size="12pt" fo:language="en" fo:country="US" fo:font-style="italic" style:font-name-asian="Times New Roman1" style:font-size-asian="12pt" style:font-style-asian="italic" style:font-name-complex="Times New Roman1" style:font-size-complex="12pt" style:font-style-complex="italic"/>
    </style:style>
    <style:style style:name="T6" style:family="text">
      <style:text-properties fo:color="#000000" loext:opacity="100%" style:font-name="Times New Roman1" fo:font-size="14pt" fo:language="en" fo:country="US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T7" style:family="text">
      <style:text-properties fo:color="#000000" loext:opacity="100%" style:font-name="Times New Roman1" fo:font-size="9pt" fo:language="en" fo:country="US" style:font-name-asian="Times New Roman1" style:font-size-asian="9pt" style:font-name-complex="Times New Roman1" style:font-size-complex="9pt"/>
    </style:style>
    <style:style style:name="T8" style:family="text">
      <style:text-properties fo:color="#000000" loext:opacity="100%" style:font-name="Times New Roman1" fo:font-size="9.5pt" fo:language="en" fo:country="US" style:font-name-asian="Times New Roman1" style:font-size-asian="9.5pt" style:font-name-complex="Times New Roman1" style:font-size-complex="9.5pt"/>
    </style:style>
    <style:style style:name="T9" style:family="text">
      <style:text-properties fo:color="#000000" loext:opacity="100%" style:font-name="Times New Roman1" fo:font-size="9.5pt" fo:language="en" fo:country="US" fo:font-weight="bold" style:font-name-asian="Times New Roman1" style:font-size-asian="9.5pt" style:font-weight-asian="bold" style:font-name-complex="Times New Roman1" style:font-size-complex="9.5pt" style:font-weight-complex="bold"/>
    </style:style>
    <style:style style:name="T10" style:family="text">
      <style:text-properties fo:color="#000000" loext:opacity="100%" style:font-name="Times New Roman1" fo:font-size="12pt" fo:language="en" fo:country="US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T11" style:family="text">
      <style:text-properties fo:color="#000000" loext:opacity="100%" style:font-name="Times New Roman1" fo:font-size="10pt" fo:language="en" fo:country="US" fo:font-weight="bold" style:font-name-asian="Times New Roman1" style:font-size-asian="10pt" style:font-weight-asian="bold" style:font-name-complex="Times New Roman1" style:font-size-complex="10pt" style:font-weight-complex="bold"/>
    </style:style>
    <style:style style:name="T12" style:family="text">
      <style:text-properties fo:color="#000000" loext:opacity="100%" style:font-name="Times New Roman1" fo:font-size="11pt" fo:language="en" fo:country="US" fo:font-weight="bold" style:font-name-asian="Times New Roman1" style:font-size-asian="11pt" style:font-weight-asian="bold" style:font-name-complex="Times New Roman1" style:font-size-complex="11pt" style:font-weight-complex="bold"/>
    </style:style>
    <style:style style:name="T13" style:family="text">
      <style:text-properties fo:color="#000000" loext:opacity="100%" style:font-name="Times New Roman1" fo:font-size="9.5pt" fo:language="en" fo:country="US" fo:font-style="italic" style:font-name-asian="Times New Roman1" style:font-size-asian="9.5pt" style:font-style-asian="italic" style:font-name-complex="Times New Roman1" style:font-size-complex="9.5pt" style:font-style-complex="italic"/>
    </style:style>
    <style:style style:name="T14" style:family="text">
      <style:text-properties fo:color="#000000" loext:opacity="100%" style:font-name="Times New Roman1" fo:font-size="11pt" fo:language="en" fo:country="US" fo:font-style="italic" fo:font-weight="bold" style:font-name-asian="Times New Roman1" style:font-size-asian="11pt" style:font-style-asian="italic" style:font-weight-asian="bold" style:font-name-complex="Times New Roman1" style:font-size-complex="11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M0">
        <draw:polygon draw:style-name="gr1" draw:text-style-name="P1" draw:layer="layout" svg:width="5.747cm" svg:height="2.836cm" svg:x="4.101cm" svg:y="1.122cm" svg:viewBox="0 0 5748 2837" draw:points="0,0 5748,0 5748,2837 0,2837">
          <text:p/>
        </draw:polygon>
      </draw:page>
      <draw:page draw:name="page2" draw:style-name="dp1" draw:master-page-name="PM1">
        <draw:frame draw:style-name="gr2" draw:text-style-name="P3" draw:layer="layout" svg:width="9.483cm" svg:height="1.102cm" svg:x="11.063cm" svg:y="1.438cm">
          <draw:text-box>
            <text:p text:style-name="P2"><text:span text:style-name="T1">2021 Juried Piano Recital 1 </text:span></text:p>
          </draw:text-box>
        </draw:frame>
        <draw:polygon draw:style-name="gr1" draw:text-style-name="P1" draw:layer="layout" svg:width="3.037cm" svg:height="1.499cm" svg:x="7.832cm" svg:y="1.041cm" svg:viewBox="0 0 3038 1500" draw:points="0,0 3038,0 3038,1500 0,1500">
          <text:p/>
        </draw:polygon>
        <draw:frame draw:style-name="gr3" draw:text-style-name="P3" draw:layer="layout" svg:width="26.25cm" svg:height="16.809cm" svg:x="0.847cm" svg:y="3.598cm">
          <draw:text-box>
            <text:p text:style-name="P4"><text:span text:style-name="T2">Ann Nguyen</text:span><text:span text:style-name="T2"><text:tab/></text:span><text:span text:style-name="T2">Polonaise in g, BWV 125</text:span><text:span text:style-name="T2"><text:tab/></text:span><text:span text:style-name="T2">J.S. Bach </text:span></text:p>
            <text:p text:style-name="P4"><text:span text:style-name="T2">Prisha Bhattacharjee</text:span><text:span text:style-name="T2"><text:tab/></text:span><text:span text:style-name="T2">Sonatina in G major, Anh. 5 </text:span><text:span text:style-name="T3">Moderato</text:span><text:span text:style-name="T2"><text:tab/></text:span><text:span text:style-name="T2">Ludwig Von Beethoven </text:span></text:p>
            <text:p text:style-name="P4"><text:span text:style-name="T2">Tommy Shay</text:span><text:span text:style-name="T2"><text:tab/></text:span><text:span text:style-name="T2">Minuet in G Major</text:span><text:span text:style-name="T2"><text:tab/></text:span><text:span text:style-name="T2">J.S. Bach </text:span></text:p>
            <text:p text:style-name="P4"><text:span text:style-name="T2">Josiah Rhea</text:span><text:span text:style-name="T2"><text:tab/></text:span><text:span text:style-name="T2">Wild Horseman Op. 68, No. 8</text:span><text:span text:style-name="T2"><text:tab/></text:span><text:span text:style-name="T2">Robert Schumann </text:span></text:p>
            <text:p text:style-name="P4"><text:span text:style-name="T2">Mia Denittis</text:span><text:span text:style-name="T2"><text:tab/></text:span><text:span text:style-name="T2">La Gracieuse, Op 100. No. 8</text:span><text:span text:style-name="T2"><text:tab/></text:span><text:span text:style-name="T2">J.F. Burmüller </text:span></text:p>
            <text:p text:style-name="P4"><text:span text:style-name="T2">Catherine Ye</text:span><text:span text:style-name="T2"><text:tab/></text:span><text:span text:style-name="T2">Sonatina in <text:s/>a minor, Op. 27, No. 18</text:span><text:span text:style-name="T2"><text:tab/></text:span><text:span text:style-name="T2">Dmitri Kabalevsky </text:span></text:p>
            <text:p text:style-name="P4"><text:span text:style-name="T2">Bella Ng</text:span><text:span text:style-name="T2"><text:tab/></text:span><text:span text:style-name="T2">Prelude in e minor, BWV 938</text:span><text:span text:style-name="T2"><text:tab/></text:span><text:span text:style-name="T2">J.S. Bach </text:span></text:p>
            <text:p text:style-name="P4"><text:span text:style-name="T2">Candance Hudson</text:span><text:span text:style-name="T2"><text:tab/></text:span><text:span text:style-name="T2">Andantino, K236 588b</text:span><text:span text:style-name="T2"><text:tab/></text:span><text:span text:style-name="T2">W.A. Mozart </text:span></text:p>
            <text:p text:style-name="P4"><text:span text:style-name="T2">Alivia Chen</text:span><text:span text:style-name="T2"><text:tab/></text:span><text:span text:style-name="T2">Solfeggietto</text:span><text:span text:style-name="T2"><text:tab/></text:span><text:span text:style-name="T2">C.P.E. Bach </text:span></text:p>
            <text:p text:style-name="P4"><text:span text:style-name="T2">Conan Yang</text:span><text:span text:style-name="T2"><text:tab/></text:span><text:span text:style-name="T2">Sonate in e minor, Hob XVI 34, </text:span><text:span text:style-name="T3">3rd movement</text:span><text:span text:style-name="T2"><text:tab/></text:span><text:span text:style-name="T2">Joseph Haydn </text:span></text:p>
            <text:p text:style-name="P4"><text:span text:style-name="T2">Sharon Xue</text:span><text:span text:style-name="T2"><text:tab/></text:span><text:span text:style-name="T2">The Maiden's Wish</text:span><text:span text:style-name="T4"><text:tab/></text:span><text:span text:style-name="T2">Franz Liszt </text:span></text:p>
            <text:p text:style-name="P4"><text:span text:style-name="T2">Jessica Yao</text:span><text:span text:style-name="T2"><text:tab/></text:span><text:span text:style-name="T2">Sonata in F Major K 332 </text:span><text:span text:style-name="T3">Allegro 1st movement</text:span><text:span text:style-name="T5"> </text:span><text:span text:style-name="T5"><text:tab/></text:span><text:span text:style-name="T2">W.A. Mozart </text:span></text:p>
            <text:p text:style-name="P4"><text:span text:style-name="T2">Christina &amp; Sharon Xue</text:span><text:span text:style-name="T2"><text:tab/></text:span><text:span text:style-name="T2">Shepherds' Round from </text:span><text:span text:style-name="T3">Israeli Dances </text:span><text:span text:style-name="T2"><text:tab/></text:span><text:span text:style-name="T2">Haim Alexander </text:span></text:p>
            <text:p text:style-name="P4"><text:span text:style-name="T2">Nairobi Maldonado</text:span><text:span text:style-name="T2"><text:tab/></text:span><text:span text:style-name="T2">Sonata K.545 </text:span><text:span text:style-name="T3">Allegro </text:span><text:span text:style-name="T2"><text:tab/></text:span><text:span text:style-name="T2">W.A. Mozart </text:span></text:p>
            <text:p text:style-name="P4"><text:span text:style-name="T2">Layla Joshi</text:span><text:span text:style-name="T2"><text:tab/></text:span><text:span text:style-name="T2">Novelette Op. 27</text:span><text:span text:style-name="T2"><text:tab/></text:span><text:span text:style-name="T2">Dmitri Kabalevsky </text:span></text:p>
            <text:p text:style-name="P4"><text:span text:style-name="T2">James Newcomer</text:span><text:span text:style-name="T2"><text:tab/></text:span><text:span text:style-name="T2">Rondo in C, Op. 51</text:span><text:span text:style-name="T2"><text:tab/></text:span><text:span text:style-name="T2">Ludwig Von Beethoven </text:span></text:p>
            <text:p text:style-name="P4"><text:span text:style-name="T2">Krystal Chan</text:span><text:span text:style-name="T2"><text:tab/></text:span><text:span text:style-name="T2">To the Spring</text:span><text:span text:style-name="T2"><text:tab/></text:span><text:span text:style-name="T2">Edvard Grieg </text:span></text:p>
            <text:p text:style-name="P4"><text:span text:style-name="T2">Julianna Wong</text:span><text:span text:style-name="T2"><text:tab/></text:span><text:span text:style-name="T2">Sonata Op. 31, No. 2 in d minor, </text:span><text:span text:style-name="T3">1st movement</text:span><text:span text:style-name="T2"><text:tab/></text:span><text:span text:style-name="T2">Ludwig Von Beethoven </text:span></text:p>
            <text:p text:style-name="P4"><text:span text:style-name="T2">Samuel Cronk</text:span><text:span text:style-name="T2"><text:tab/></text:span><text:span text:style-name="T2">Prelude and Fugue in E major</text:span><text:span text:style-name="T2"><text:tab/></text:span><text:span text:style-name="T2">J. S. Bach </text:span></text:p>
            <text:p text:style-name="P4"><text:span text:style-name="T2">Madeleine Zhang</text:span><text:span text:style-name="T2"><text:tab/></text:span><text:span text:style-name="T2">Rhapsody in G Major, Op. 79, No. 2</text:span><text:span text:style-name="T2"><text:tab/></text:span><text:span text:style-name="T2">Johannes Brahms </text:span></text:p>
            <text:p text:style-name="P4"><text:span text:style-name="T2">Noelle Ross</text:span><text:span text:style-name="T2"><text:tab/></text:span><text:span text:style-name="T2">Waltz in D-flat Major Op. 64, No. 1</text:span><text:span text:style-name="T2"><text:tab/></text:span><text:span text:style-name="T2">Frederic Chopin </text:span></text:p>
            <text:p text:style-name="P4"><text:span text:style-name="T2">Ricky Zhao</text:span><text:span text:style-name="T2"><text:tab/></text:span><text:span text:style-name="T2">Wedding Day at Troldhagen</text:span><text:span text:style-name="T2"><text:tab/></text:span><text:span text:style-name="T2">Edvard Grieg </text:span></text:p>
            <text:p text:style-name="P4"><text:span text:style-name="T2">Victor Peng</text:span><text:span text:style-name="T2"><text:tab/></text:span><text:span text:style-name="T2">Toccata in E-flat Minor</text:span><text:span text:style-name="T2"><text:tab/></text:span><text:span text:style-name="T2">Aram Khachaturian </text:span></text:p>
            <text:p text:style-name="P4"><text:span text:style-name="T2">Cole Griscom</text:span><text:span text:style-name="T2"><text:tab/></text:span><text:span text:style-name="T2">Impromptu in E-flat Major D. 899 No. 2</text:span><text:span text:style-name="T2"><text:tab/></text:span><text:span text:style-name="T2">Franz Schubert </text:span></text:p>
          </draw:text-box>
        </draw:frame>
      </draw:page>
      <draw:page draw:name="page3" draw:style-name="dp1" draw:master-page-name="PM2">
        <draw:frame draw:style-name="gr4" draw:text-style-name="P3" draw:layer="layout" svg:width="11.409cm" svg:height="12.92cm" svg:x="1.376cm" svg:y="1.006cm">
          <draw:text-box>
            <text:p text:style-name="P5"><text:span text:style-name="T6">2020 Calendar of Events </text:span></text:p>
            <text:p text:style-name="P5"><text:span text:style-name="T7">These events are open to all our members and their students </text:span></text:p>
            <text:p text:style-name="P6"><text:span text:style-name="T2"/></text:p>
            <text:p text:style-name="P6"><text:span text:style-name="T2"/></text:p>
            <text:p text:style-name="P6"><text:span text:style-name="T8"/></text:p>
            <text:p text:style-name="P2"><text:span text:style-name="T9"/></text:p>
            <text:p text:style-name="P6"><text:span text:style-name="T10">Upcoming Events: </text:span></text:p>
            <text:p text:style-name="P2"><text:span text:style-name="T9"/></text:p>
            <text:p text:style-name="P6"><text:span text:style-name="T2">February 25, 2020 </text:span><text:span text:style-name="T11">– Speaker Dr Donna Beach </text:span></text:p>
            <text:p text:style-name="P6"><text:span text:style-name="T11"><text:tab/></text:span><text:span text:style-name="T11"><text:tab/></text:span><text:span text:style-name="T3">“</text:span><text:span text:style-name="T3">The Music of Ann Wyeth McCoy” </text:span></text:p>
            <text:p text:style-name="P7"><text:span text:style-name="T3"/></text:p>
            <text:p text:style-name="P6"><text:span text:style-name="T2">March 1, Sunday, 2020 </text:span><text:span text:style-name="T3">– Juried Piano Recital Auditions</text:span><text:span text:style-name="T2"> (Rowan) </text:span></text:p>
            <text:p text:style-name="P6"><text:span text:style-name="T2"/></text:p>
            <text:p text:style-name="P6"><text:span text:style-name="T2">March 22, Sunday, 2020 – </text:span><text:span text:style-name="T3">Juried Piano Recital </text:span></text:p>
            <text:p text:style-name="P6"><text:span text:style-name="T3"/></text:p>
            <text:p text:style-name="P6"><text:span text:style-name="T2">April 28, 2020 – </text:span><text:span text:style-name="T11">Kristin Cahill </text:span></text:p>
            <text:p text:style-name="P6"><text:span text:style-name="T11"><text:tab/></text:span><text:span text:style-name="T11"><text:tab/></text:span><text:span text:style-name="T3">“</text:span><text:span text:style-name="T3">Overview of the Celebration Series—</text:span><text:span text:style-name="T3"><text:line-break/></text:span><text:span text:style-name="T3"><text:tab/></text:span><text:span text:style-name="T3"><text:tab/></text:span><text:span text:style-name="T3">Royal Conservatory of Music” </text:span></text:p>
            <text:p text:style-name="P6"><text:span text:style-name="T3"/></text:p>
            <text:p text:style-name="P6"><text:span text:style-name="T2">April 2020– Sylvia Denbo Scholarship Auditions </text:span></text:p>
            <text:p text:style-name="P6"><text:span text:style-name="T2"/></text:p>
            <text:p text:style-name="P6"><text:span text:style-name="T2">May 19, 2020 – Aurelia Bender Teachers’ Recital </text:span></text:p>
            <text:p text:style-name="P6"><text:span text:style-name="T2"/></text:p>
            <text:p text:style-name="P2"><text:span text:style-name="T2">The South Jersey Music Teachers' Association (SJMTA) is dedicated to </text:span><text:span text:style-name="T2"><text:line-break/></text:span><text:span text:style-name="T2">promoting the professional interests of <text:s/>piano teachers and furthering the </text:span><text:span text:style-name="T2"><text:line-break/></text:span><text:span text:style-name="T2">advancement of music education in the southern New Jersey area. </text:span><text:span text:style-name="T2"><text:line-break/></text:span><text:span text:style-name="T2">SJMTA serves as a local resource for piano teachers and is affiliated with </text:span><text:span text:style-name="T2"><text:line-break/></text:span><text:span text:style-name="T2">the Music Teachers' National Association. </text:span></text:p>
            <text:p text:style-name="P2"><text:span text:style-name="T11"/></text:p>
            <text:p text:style-name="P2"><text:span text:style-name="T12"/></text:p>
            <text:p text:style-name="P2"><text:span text:style-name="T12">For more information about SJMTA </text:span></text:p>
            <text:p text:style-name="P2"><text:span text:style-name="T12">please visit our website at www.sjmta.org </text:span></text:p>
          </draw:text-box>
        </draw:frame>
        <draw:g>
          <draw:polygon draw:style-name="gr5" draw:text-style-name="P3" draw:layer="layout" svg:width="12.383cm" svg:height="6.918cm" svg:x="0.794cm" svg:y="13.802cm" svg:viewBox="0 0 12384 6919" draw:points="0,0 12384,0 12384,6919 0,6919">
            <text:p/>
          </draw:polygon>
          <draw:frame draw:style-name="gr6" draw:text-style-name="P3" draw:layer="layout" svg:width="12.383cm" svg:height="6.891cm" svg:x="0.794cm" svg:y="13.828cm">
            <draw:text-box>
              <text:p text:style-name="P2"><text:span text:style-name="T6">Thank You! </text:span></text:p>
              <text:p text:style-name="P2"><text:span text:style-name="T13"/></text:p>
              <text:p text:style-name="P2"><text:span text:style-name="T3">We wish to acknowledge the following teachers whose <text:s/>students are playing in </text:span><text:span text:style-name="T3"><text:line-break/></text:span><text:span text:style-name="T3">the two recitals today, and all the teachers whose dedication, inspiration, and <text:s/></text:span><text:span text:style-name="T3"><text:line-break/></text:span><text:span text:style-name="T3">love of music continue to enrich lives (in alphabetical order): Emma Brailovsky, </text:span><text:span text:style-name="T3"><text:line-break/></text:span><text:span text:style-name="T3">Elvira Kipnis, Irina Nenartovich, Libby Pontillo, Debra Wiggins, Olga Yelkina </text:span><text:span text:style-name="T3"><text:line-break/></text:span><text:span text:style-name="T3">and Veda Zuponcic. </text:span></text:p>
              <text:p text:style-name="P2"><text:span text:style-name="T3"/></text:p>
              <text:p text:style-name="P2"><text:span text:style-name="T3">Thank you <text:s/>also to Joseph Krupa for handling the registrations and the </text:span><text:span text:style-name="T3"><text:line-break/></text:span><text:span text:style-name="T3">programming for this event. </text:span></text:p>
              <text:p text:style-name="P2"><text:span text:style-name="T13"/></text:p>
              <text:p text:style-name="P2"><text:span text:style-name="T14">We would like to thank Jacobs Music for their generosity in providing the space for today’s recitals and so many of SJMTA’s events and programs. <text:s text:c="2"/></text:span></text:p>
              <text:p text:style-name="P2"><text:span text:style-name="T14"/></text:p>
              <text:p text:style-name="P2"><text:span text:style-name="T14"/></text:p>
              <text:p text:style-name="P2"><text:span text:style-name="T14">Thank you, our audience, for coming out today! </text:span></text:p>
            </draw:text-box>
          </draw:frame>
        </draw:g>
        <draw:polygon draw:style-name="gr1" draw:text-style-name="P1" draw:layer="layout" svg:width="3.969cm" svg:height="1.958cm" svg:x="0.953cm" svg:y="1.059cm" svg:viewBox="0 0 3970 1959" draw:points="0,0 3970,0 3970,1959 0,1959">
          <text:p/>
        </draw:polygon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Times New Roman1" svg:font-family="'Times New Roman'"/>
    <style:font-face style:name="Liberation Sans" svg:font-family="'Liberation Sans'" style:font-pitch="variable"/>
    <style:font-face style:name="Lucida Sans" svg:font-family="'Lucida Sans'" style:font-pitch="variable"/>
    <style:font-face style:name="Microsoft YaHei" svg:font-family="'Microsoft YaHei'" style:font-pitch="variable"/>
    <style:font-face style:name="Times New Roman" svg:font-family="'Times New Roman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1" svg:font-family="'Lucida Sans'" style:font-family-generic="system" style:font-pitch="variable"/>
    <style:font-face style:name="Microsoft YaHei1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itmap_5f_0" draw:display-name="Bitmap_0" xlink:href="Pictures/10000000000005F4000002F0BF5B3A5EB15EF21B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18pt" style:font-style-asian="normal" style:font-weight-asian="normal" style:font-name-complex="Lucida Sans1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3.97cm" fo:page-height="21.5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/>
    <style:master-page style:name="PM1" style:page-layout-name="PM0" draw:style-name="Mdp1"/>
    <style:master-page style:name="PM2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1-05-12T13:09:18Z</dc:date>
    <meta:creation-date>2021-05-12T13:09:18Z</meta:creation-date>
    <meta:generator>LibreOffice/7.1.2.2$Windows_X86_64 LibreOffice_project/8a45595d069ef5570103caea1b71cc9d82b2aae4</meta:generator>
    <meta:document-statistic meta:object-count="9"/>
  </office:meta>
</office:document-meta>
</file>